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emibold" svg:font-family="'Segoe UI Semibold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872cm" fo:min-width="1.62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792cm" fo:min-width="1.542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stroke-dash="Dash" svg:stroke-width="0.212cm" svg:stroke-color="#81d41a" draw:marker-start-width="0.517cm" draw:marker-end-width="0.517cm" svg:stroke-linecap="butt" draw:fill-color="#000000" draw:textarea-horizontal-align="justify" draw:textarea-vertical-align="middle" draw:auto-grow-height="false" fo:min-height="1.792cm" fo:min-width="1.542cm" fo:padding-top="0.23cm" fo:padding-bottom="0.23cm" fo:padding-left="0.355cm" fo:padding-right="0.35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7" style:family="graphic" style:parent-style-name="standard">
      <style:graphic-properties draw:stroke="none" draw:stroke-dash="Dash" svg:stroke-width="0.212cm" svg:stroke-color="#81d41a" draw:marker-start-width="0.517cm" draw:marker-end-width="0.517cm" svg:stroke-linecap="butt" draw:fill-color="#000000" draw:textarea-horizontal-align="justify" draw:textarea-vertical-align="middle" draw:auto-grow-height="false" fo:min-height="1.662cm" fo:min-width="1.412cm" fo:padding-top="0.23cm" fo:padding-bottom="0.23cm" fo:padding-left="0.355cm" fo:padding-right="0.35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9" style:family="graphic" style:parent-style-name="objectwithoutfill">
      <style:graphic-properties svg:stroke-width="0.212cm" svg:stroke-color="#6c8ac9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svg:stroke-width="0.212cm" svg:stroke-color="#d98ac0" draw:marker-start-width="0.518cm" draw:marker-end-width="0.518cm" draw:fill="none" loext:fill-use-slide-background="false" draw:textarea-horizontal-align="justify" draw:textarea-vertical-align="middle" draw:auto-grow-height="false" fo:min-height="1.038cm" fo:min-width="0.788cm" fo:padding-top="0.231cm" fo:padding-bottom="0.231cm" fo:padding-left="0.356cm" fo:padding-right="0.356cm" loext:decorative="false"/>
    </style:style>
    <style:style style:name="gr11" style:family="graphic" style:parent-style-name="standard">
      <style:graphic-properties svg:stroke-width="0.212cm" svg:stroke-color="#33be89" draw:marker-start-width="0.518cm" draw:marker-end-width="0.518cm" draw:fill="none" loext:fill-use-slide-background="false" draw:textarea-horizontal-align="justify" draw:textarea-vertical-align="middle" draw:auto-grow-height="false" fo:min-height="0.038cm" fo:min-width="0.127cm" fo:padding-top="0.231cm" fo:padding-bottom="0.231cm" fo:padding-left="0.356cm" fo:padding-right="0.356cm" loext:decorative="false"/>
    </style:style>
    <style:style style:name="gr12" style:family="graphic" style:parent-style-name="standard">
      <style:graphic-properties draw:stroke="solid" draw:stroke-dash="Dash" svg:stroke-width="0.212cm" svg:stroke-color="#c25458" draw:marker-start-width="0.517cm" draw:marker-end-width="0.517cm" svg:stroke-linecap="butt" draw:fill="none" draw:fill-color="#000000" loext:fill-use-slide-background="false" draw:textarea-horizontal-align="justify" draw:textarea-vertical-align="middle" draw:auto-grow-height="false" fo:min-height="0.954cm" fo:min-width="0.704cm" fo:padding-top="0.23cm" fo:padding-bottom="0.23cm" fo:padding-left="0.355cm" fo:padding-right="0.355cm" style:writing-mode="lr-tb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 style:writing-mode="lr-tb"/>
      <style:text-properties fo:font-size="96pt" style:font-size-asian="96pt" style:font-size-complex="9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6ae453" loext:opacity="100%" fo:font-size="80pt" style:font-size-asian="80pt" style:font-size-complex="8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92747" loext:opacity="100%" fo:font-size="80pt" style:font-size-asian="80pt" style:font-size-complex="8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77ccfc" loext:opacity="100%" fo:font-size="80pt" style:font-size-asian="80pt" style:font-size-complex="8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3c" loext:opacity="100%" fo:font-size="80pt" style:font-size-asian="80pt" style:font-size-complex="8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0000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fo:color="#6ae453" loext:opacity="100%" style:font-name="Segoe UI Semibold" fo:font-size="80pt" fo:font-weight="600" style:font-size-asian="80pt" style:font-size-complex="80pt"/>
    </style:style>
    <style:style style:name="T2" style:family="text">
      <style:text-properties fo:color="#e92747" loext:opacity="100%" style:font-name="Segoe UI Semibold" fo:font-size="80pt" fo:font-weight="600" style:font-size-asian="80pt" style:font-size-complex="80pt"/>
    </style:style>
    <style:style style:name="T3" style:family="text">
      <style:text-properties fo:color="#77ccfc" loext:opacity="100%" style:font-name="Segoe UI Semibold" fo:font-size="80pt" fo:font-weight="600" style:font-size-asian="80pt" style:font-size-complex="80pt"/>
    </style:style>
    <style:style style:name="T4" style:family="text">
      <style:text-properties fo:color="#ffff3c" loext:opacity="100%" style:font-name="Segoe UI Semibold" fo:font-size="80pt" fo:font-weight="600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cm" svg:height="3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382cm" svg:height="4.472cm" svg:x="0.309cm" svg:y="-1.116cm">
          <draw:text-box>
            <text:p text:style-name="P2"><text:span text:style-name="T1">A</text:span></text:p>
          </draw:text-box>
        </draw:frame>
      </draw:page>
      <draw:page draw:name="page2" draw:style-name="dp1" draw:master-page-name="Padrão">
        <draw:custom-shape draw:style-name="gr3" draw:text-style-name="P1" draw:layer="layout" svg:width="3cm" svg:height="3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191cm" svg:height="4.472cm" svg:x="0.47cm" svg:y="-0.916cm">
          <draw:text-box>
            <text:p text:style-name="P2"><text:span text:style-name="T2">B</text:span></text:p>
          </draw:text-box>
        </draw:frame>
      </draw:page>
      <draw:page draw:name="page3" draw:style-name="dp1" draw:master-page-name="Padrão">
        <draw:custom-shape draw:style-name="gr5" draw:text-style-name="P1" draw:layer="layout" svg:width="3cm" svg:height="3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191cm" svg:height="4.472cm" svg:x="0.375cm" svg:y="-0.936cm">
          <draw:text-box>
            <text:p text:style-name="P2"><text:span text:style-name="T3">X</text:span></text:p>
          </draw:text-box>
        </draw:frame>
      </draw:page>
      <draw:page draw:name="page4" draw:style-name="dp1" draw:master-page-name="Padrão">
        <draw:custom-shape draw:style-name="gr7" draw:text-style-name="P1" draw:layer="layout" svg:width="3cm" svg:height="3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25cm" svg:height="4.472cm" svg:x="0.435cm" svg:y="-0.852cm">
          <draw:text-box>
            <text:p text:style-name="P2"><text:span text:style-name="T4">Y</text:span></text:p>
          </draw:text-box>
        </draw:frame>
      </draw:page>
      <draw:page draw:name="page5" draw:style-name="dp1" draw:master-page-name="Padrão">
        <draw:custom-shape draw:style-name="gr7" draw:text-style-name="P1" draw:layer="layout" svg:width="3cm" svg:height="3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0.75cm" svg:y1="0.75cm" svg:x2="2.25cm" svg:y2="2.25cm">
          <text:p/>
        </draw:line>
        <draw:line draw:style-name="gr9" draw:text-style-name="P7" draw:layer="layout" svg:x1="2.25cm" svg:y1="0.75cm" svg:x2="0.75cm" svg:y2="2.25cm">
          <text:p/>
        </draw:line>
      </draw:page>
      <draw:page draw:name="page6" draw:style-name="dp1" draw:master-page-name="Padrão">
        <draw:custom-shape draw:style-name="gr7" draw:text-style-name="P1" draw:layer="layout" svg:width="3cm" svg:height="3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5cm" svg:height="1.5cm" svg:x="0.75cm" svg:y="0.7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7" draw:text-style-name="P1" draw:layer="layout" svg:width="3cm" svg:height="3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677cm" svg:height="1.5cm" svg:x="0.662cm" svg:y="0.5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custom-shape draw:style-name="gr7" draw:text-style-name="P1" draw:layer="layout" svg:width="3cm" svg:height="3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2cm" svg:height="2cm" svg:x="0.5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emibold" svg:font-family="'Segoe UI Semibold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6T22:12:18.631000000</meta:creation-date>
    <dc:date>2025-05-06T23:26:29.432000000</dc:date>
    <meta:editing-duration>PT29M43S</meta:editing-duration>
    <meta:editing-cycles>6</meta:editing-cycles>
    <meta:generator>LibreOffice/24.8.6.2$Windows_X86_64 LibreOffice_project/6d98ba145e9a8a39fc57bcc76981d1fb1316c60c</meta:generator>
    <meta:document-statistic meta:object-count="17"/>
  </office:meta>
</office:document-meta>
</file>